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806cm" table:align="margins"/>
    </style:style>
    <style:style style:name="Table2.A" style:family="table-column">
      <style:table-column-properties style:column-width="4.604cm" style:rel-column-width="17951*"/>
    </style:style>
    <style:style style:name="Table2.B" style:family="table-column">
      <style:table-column-properties style:column-width="3.995cm" style:rel-column-width="15579*"/>
    </style:style>
    <style:style style:name="Table2.C" style:family="table-column">
      <style:table-column-properties style:column-width="4.006cm" style:rel-column-width="15620*"/>
    </style:style>
    <style:style style:name="Table2.D" style:family="table-column">
      <style:table-column-properties style:column-width="4.202cm" style:rel-column-width="1638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Helvetica" officeooo:rsid="000de120" officeooo:paragraph-rsid="000de120"/>
    </style:style>
    <style:style style:name="P2" style:family="paragraph" style:parent-style-name="Table_20_Contents">
      <style:text-properties style:font-name="Helvetica"/>
    </style:style>
    <style:style style:name="P3" style:family="paragraph" style:parent-style-name="Table_20_Contents">
      <style:text-properties style:font-name="Helvetica" officeooo:rsid="000de120" officeooo:paragraph-rsid="000de120"/>
    </style:style>
    <style:style style:name="P4" style:family="paragraph" style:parent-style-name="Table_20_Contents">
      <style:text-properties style:font-name="Helvetica" style:text-underline-style="solid" style:text-underline-width="auto" style:text-underline-color="font-color" officeooo:rsid="000de120" officeooo:paragraph-rsid="000de120"/>
    </style:style>
    <style:style style:name="P5" style:family="paragraph" style:parent-style-name="Table_20_Contents">
      <style:text-properties style:font-name="Helvetica" style:text-underline-style="solid" style:text-underline-width="auto" style:text-underline-color="font-color" fo:font-weight="bold" officeooo:rsid="000de120" officeooo:paragraph-rsid="000de120" style:font-weight-asian="bold" style:font-weight-complex="bold"/>
    </style:style>
    <style:style style:name="P6" style:family="paragraph" style:parent-style-name="Table_20_Contents">
      <style:text-properties style:font-name="Helvetica" style:text-underline-style="none" officeooo:rsid="000de120" officeooo:paragraph-rsid="000de120"/>
    </style:style>
    <style:style style:name="P7" style:family="paragraph" style:parent-style-name="Table_20_Contents">
      <style:text-properties style:font-name="Helvetica" fo:font-weight="bold" officeooo:rsid="000de120" officeooo:paragraph-rsid="000de120" style:font-weight-asian="bold" style:font-weight-complex="bold"/>
    </style:style>
    <style:style style:name="P8" style:family="paragraph" style:parent-style-name="Table_20_Contents">
      <style:text-properties style:font-name="Helvetica" fo:font-weight="normal" officeooo:rsid="000de120" officeooo:paragraph-rsid="000de120" style:font-weight-asian="normal" style:font-weight-complex="normal"/>
    </style:style>
    <style:style style:name="P9" style:family="paragraph" style:parent-style-name="Table_20_Contents">
      <style:text-properties style:font-name="Helvetica" fo:font-weight="normal" officeooo:rsid="000eb5f2" officeooo:paragraph-rsid="000eb5f2" style:font-weight-asian="normal" style:font-weight-complex="normal"/>
    </style:style>
    <style:style style:name="P10" style:family="paragraph" style:parent-style-name="Standard">
      <style:text-properties style:font-name="Helvetica"/>
    </style:style>
    <style:style style:name="P11" style:family="paragraph" style:parent-style-name="Table_20_Contents" style:list-style-name="L1">
      <style:text-properties style:font-name="Helvetica" fo:font-weight="normal" officeooo:rsid="000eb5f2" officeooo:paragraph-rsid="000eb5f2" style:font-weight-asian="normal" style:font-weight-complex="normal"/>
    </style:style>
    <style:style style:name="P12" style:family="paragraph" style:parent-style-name="Table_20_Contents" style:list-style-name="L2">
      <style:text-properties style:font-name="Helvetica" fo:font-weight="normal" officeooo:rsid="000eb5f2" officeooo:paragraph-rsid="000eb5f2" style:font-weight-asian="normal" style:font-weight-complex="normal"/>
    </style:style>
    <style:style style:name="P13" style:family="paragraph" style:parent-style-name="Table_20_Contents" style:list-style-name="L3">
      <style:text-properties style:font-name="Helvetica" fo:font-weight="normal" officeooo:rsid="000eb5f2" officeooo:paragraph-rsid="000eb5f2" style:font-weight-asian="normal" style:font-weight-complex="normal"/>
    </style:style>
    <style:style style:name="P14" style:family="paragraph" style:parent-style-name="Table_20_Contents" style:list-style-name="L4">
      <style:text-properties style:font-name="Helvetica" fo:font-weight="normal" officeooo:rsid="000eb5f2" officeooo:paragraph-rsid="000eb5f2"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officeooo:rsid="000eb5f2"/>
    </style:style>
    <style:style style:name="T5" style:family="text">
      <style:text-properties officeooo:rsid="00114a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ail Web Turnkey Progress Report:</text:p>
      <table:table table:name="Table1" table:style-name="Table1">
        <table:table-column table:style-name="Table1.A"/>
        <table:table-row>
          <table:table-cell table:style-name="Table1.A1" office:value-type="string">
            <text:p text:style-name="P3">Project Name: Retail Web Turnkey</text:p>
            <text:p text:style-name="P3">Date: Friday 18<text:span text:style-name="T3">th</text:span> August 2017</text:p>
            <text:p text:style-name="P3">Reporting Period: <text:span text:style-name="T5">Monday 14</text:span><text:span text:style-name="T3">th</text:span> – Sunday <text:span text:style-name="T5">20</text:span><text:span text:style-name="T3">th</text:span> August 2017</text:p>
          </table:table-cell>
        </table:table-row>
        <table:table-row>
          <table:table-cell table:style-name="Table1.A2" office:value-type="string">
            <text:p text:style-name="P5">Administrative Checks<text:span text:style-name="T2">:</text:span></text:p>
            <text:p text:style-name="P4"/>
            <text:p text:style-name="P6">Target total hours to date: </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
                </table:table-cell>
                <table:table-cell table:style-name="Table2.A1" office:value-type="string">
                  <text:p text:style-name="P3">James Owens</text:p>
                </table:table-cell>
                <table:table-cell table:style-name="Table2.A1" office:value-type="string">
                  <text:p text:style-name="P3">Mark Omadto</text:p>
                </table:table-cell>
                <table:table-cell table:style-name="Table2.D1" office:value-type="string">
                  <text:p text:style-name="P3">Tom Misikea</text:p>
                </table:table-cell>
              </table:table-row>
              <table:table-row>
                <table:table-cell table:style-name="Table2.A2" office:value-type="string">
                  <text:p text:style-name="P3">Timecard:</text:p>
                </table:table-cell>
                <table:table-cell table:style-name="Table2.A2" office:value-type="string">
                  <text:p text:style-name="P2"/>
                </table:table-cell>
                <table:table-cell table:style-name="Table2.A2" office:value-type="string">
                  <text:p text:style-name="P2"/>
                </table:table-cell>
                <table:table-cell table:style-name="Table2.D2" office:value-type="string">
                  <text:p text:style-name="P2"/>
                </table:table-cell>
              </table:table-row>
              <table:table-row>
                <table:table-cell table:style-name="Table2.A2" office:value-type="string">
                  <text:p text:style-name="P3">Total Hours to date:</text:p>
                </table:table-cell>
                <table:table-cell table:style-name="Table2.A2" office:value-type="string">
                  <text:p text:style-name="P2"/>
                </table:table-cell>
                <table:table-cell table:style-name="Table2.A2" office:value-type="string">
                  <text:p text:style-name="P2"/>
                </table:table-cell>
                <table:table-cell table:style-name="Table2.D2" office:value-type="string">
                  <text:p text:style-name="P2"/>
                </table:table-cell>
              </table:table-row>
              <table:table-row>
                <table:table-cell table:style-name="Table2.A2" office:value-type="string">
                  <text:p text:style-name="P3">Personal log:</text:p>
                </table:table-cell>
                <table:table-cell table:style-name="Table2.A2" office:value-type="string">
                  <text:p text:style-name="P2"/>
                </table:table-cell>
                <table:table-cell table:style-name="Table2.A2" office:value-type="string">
                  <text:p text:style-name="P2"/>
                </table:table-cell>
                <table:table-cell table:style-name="Table2.D2" office:value-type="string">
                  <text:p text:style-name="P2"/>
                </table:table-cell>
              </table:table-row>
              <table:table-row>
                <table:table-cell table:style-name="Table2.A2" office:value-type="string">
                  <text:p text:style-name="P3">Project Diary:</text:p>
                </table:table-cell>
                <table:table-cell table:style-name="Table2.A2" office:value-type="string">
                  <text:p text:style-name="P2"/>
                </table:table-cell>
                <table:table-cell table:style-name="Table2.A2" office:value-type="string">
                  <text:p text:style-name="P2"/>
                </table:table-cell>
                <table:table-cell table:style-name="Table2.D2" office:value-type="string">
                  <text:p text:style-name="P2"/>
                </table:table-cell>
              </table:table-row>
            </table:table>
            <text:p text:style-name="P6"/>
            <text:p text:style-name="P4"><text:span text:style-name="T1">Allocated Duties</text:span>:</text:p>
            <text:p text:style-name="P6">Backups taken:</text:p>
            <text:p text:style-name="P6">Backups tested:</text:p>
          </table:table-cell>
        </table:table-row>
        <table:table-row>
          <table:table-cell table:style-name="Table1.A2" office:value-type="string">
            <text:p text:style-name="P7">Work Completed this reporting period: </text:p>
            <text:p text:style-name="P8">James: </text:p>
            <text:list xml:id="list2120058769645615314" text:style-name="L1">
              <text:list-item>
                <text:p text:style-name="P11">Lead this weeks team meeting and supplied the minutes for the previous meeting.</text:p>
              </text:list-item>
              <text:list-item>
                <text:p text:style-name="P11">Prepared the team for audit on week 06.</text:p>
              </text:list-item>
              <text:list-item>
                <text:p text:style-name="P11">Began systems analysis and design work, mostly use case diagrams and systems sequence diagrams.</text:p>
              </text:list-item>
              <text:list-item>
                <text:p text:style-name="P11">Total hours: 25 – 30 hours</text:p>
              </text:list-item>
            </text:list>
            <text:p text:style-name="P9"/>
            <text:p text:style-name="P8">Mark:</text:p>
            <text:list xml:id="list5145035155426426883" text:style-name="L2">
              <text:list-item>
                <text:p text:style-name="P12">Completed the bulk of the systems analysis work.</text:p>
              </text:list-item>
              <text:list-item>
                <text:p text:style-name="P12">Total hours: 25 – 30 hours</text:p>
              </text:list-item>
            </text:list>
            <text:p text:style-name="P8">Tom:</text:p>
            <text:list xml:id="list1330632077124946491" text:style-name="L3">
              <text:list-item>
                <text:p text:style-name="P13">Began reseaching and designing database functionality and architecture for the turnkey system.</text:p>
              </text:list-item>
              <text:list-item>
                <text:p text:style-name="P13">Total hours: 25 – 30 hours</text:p>
              </text:list-item>
            </text:list>
          </table:table-cell>
        </table:table-row>
        <table:table-row>
          <table:table-cell table:style-name="Table1.A2" office:value-type="string">
            <text:p text:style-name="P7">Work to complete for next reporting period:</text:p>
            <text:p text:style-name="P8">James:</text:p>
            <text:list xml:id="list7311175598335713263" text:style-name="L4">
              <text:list-item>
                <text:p text:style-name="P14">Complete the remaining systems analysis and design of the system.</text:p>
              </text:list-item>
              <text:list-item>
                <text:p text:style-name="P14">Move to the research and development phase for the presentation and business layers of the Turnkey system.</text:p>
              </text:list-item>
              <text:list-item>
                <text:p text:style-name="P14">Depending on audit results, make adjustments to the projects management processes. </text:p>
              </text:list-item>
            </text:list>
            <text:p text:style-name="P8">Mark: </text:p>
            <text:p text:style-name="P8">Tom:</text:p>
          </table:table-cell>
        </table:table-row>
        <table:table-row>
          <table:table-cell table:style-name="Table1.A2" office:value-type="string">
            <text:p text:style-name="P7">What’s going well:</text:p>
            <text:p text:style-name="P8">The team is still working well together.</text:p>
          </table:table-cell>
        </table:table-row>
        <text:soft-page-break/>
        <table:table-row>
          <table:table-cell table:style-name="Table1.A2" office:value-type="string">
            <text:p text:style-name="P7">What’s not going well:</text:p>
            <text:p text:style-name="P8">The team is <text:span text:style-name="T4">behind on hours. Ideally, the group should be at around 100 – 120 hours by this point in the project. This can be attributed to slow progress and completion during the proposal phase. </text:span></text:p>
          </table:table-cell>
        </table:table-row>
        <table:table-row>
          <table:table-cell table:style-name="Table1.A2" office:value-type="string">
            <text:p text:style-name="P7">Suggestions/issues:</text:p>
            <text:p text:style-name="P8">In order <text:span text:style-name="T4">to make up for lost hours, the team should be working on campus from 9am to roughly 4pm, with supplementary hours being logged off campus. This should get the team to the 30 – 35 hours required to meet the 450 hour requirement of the project.</text:span></text:p>
          </table:table-cell>
        </table:table-row>
        <table:table-row>
          <table:table-cell table:style-name="Table1.A2" office:value-type="string">
            <text:p text:style-name="P7">Project Changes:</text:p>
            <text:p text:style-name="P8">None thus fa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2:54:34.443622581</meta:creation-date>
    <dc:date>2017-08-18T16:30:22.600116982</dc:date>
    <meta:editing-duration>PT17M45S</meta:editing-duration>
    <meta:editing-cycles>2</meta:editing-cycles>
    <meta:generator>LibreOffice/5.1.6.2$Linux_X86_64 LibreOffice_project/10m0$Build-2</meta:generator>
    <meta:document-statistic meta:table-count="2" meta:image-count="0" meta:object-count="0" meta:page-count="2" meta:paragraph-count="43" meta:word-count="290" meta:character-count="1723" meta:non-whitespace-character-count="1475"/>
  </office:meta>
</office:document-meta>
</file>